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ff66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1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1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1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1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1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1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1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6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40" office:value-type="float" office:value="2900" calcext:value-type="float">
            <text:p>2900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table:number-columns-repeated="4"/>
          <table:table-cell table:style-name="ce2" table:formula="of:=SUM([.B3:.F3])" office:value-type="float" office:value="7500" calcext:value-type="float">
            <text:p>7500</text:p>
          </table:table-cell>
          <table:table-cell table:style-name="ce8" table:formula="of:=SUM([.B28:.F28])" office:value-type="float" office:value="394.736842105263" calcext:value-type="float">
            <text:p>394.73684210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+2440</text:p>
          </table:table-cell>
          <table:table-cell office:value-type="string" calcext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394.736842105263" calcext:value-type="float">
            <text:p>394.73684210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0000-1540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394.736842105263" calcext:value-type="float">
            <text:p>394.73684210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5000+240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Default"/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C28:.F28])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394.736842105263" calcext:value-type="float">
            <text:p>394.73684210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-3800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8:.F28])" office:value-type="float" office:value="394.736842105263" calcext:value-type="float">
            <text:p>394.73684210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394.736842105263" calcext:value-type="float">
            <text:p>394.7368421053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394.736842105263" calcext:value-type="float">
            <text:p>394.7368421053</text:p>
          </table:table-cell>
          <table:table-cell table:style-name="ce27" office:value-type="string" calcext:value-type="string">
            <text:p>Կարեն</text:p>
          </table:table-cell>
          <table:table-cell table:style-name="Default" office:value-type="string" calcext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5"/>
          <table:table-cell table:style-name="ce3" table:formula="of:=SUM([.A28:.E28])" office:value-type="float" office:value="394.736842105263" calcext:value-type="float">
            <text:p>394.7368421053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style-name="ce8" table:number-columns-repeated="2"/>
          <table:table-cell table:number-columns-repeated="2"/>
          <table:table-cell table:style-name="ce3" table:formula="of:=SUM([.B28];[.C28];[.E28])" office:value-type="float" office:value="394.736842105263" calcext:value-type="float">
            <text:p>394.736842105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8];[.C28];[.F28])" office:value-type="float" office:value="394.736842105263" calcext:value-type="float">
            <text:p>394.7368421053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A28];[.C28];[.D28];[.E28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A28:.F28])" office:value-type="float" office:value="394.736842105263" calcext:value-type="float">
            <text:p>394.7368421053</text:p>
          </table:table-cell>
          <table:table-cell office:value-type="string" calcext:value-type="string">
            <text:p>Մհեր</text:p>
          </table:table-cell>
          <table:table-cell office:value-type="string" calcext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394.736842105263" calcext:value-type="float">
            <text:p>394.7368421053</text:p>
          </table:table-cell>
          <table:table-cell office:value-type="string" calcext:value-type="string">
            <text:p>Դավիթ</text:p>
          </table:table-cell>
          <table:table-cell office:value-type="string" calcext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A28:.F28])" office:value-type="float" office:value="394.736842105263" calcext:value-type="float">
            <text:p>394.7368421053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394.736842105263" calcext:value-type="float">
            <text:p>394.7368421053</text:p>
          </table:table-cell>
          <table:table-cell table:style-name="ce29" office:value-type="string" calcext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A28:.F28])" office:value-type="float" office:value="394.736842105263" calcext:value-type="float">
            <text:p>394.7368421053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394.736842105263" calcext:value-type="float">
            <text:p>394.7368421053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];[.B28];[.D28])" office:value-type="float" office:value="394.736842105263" calcext:value-type="float">
            <text:p>394.7368421053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];[.D28])"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0" calcext:value-type="float">
            <text:p>0</text:p>
          </table:table-cell>
          <table:table-cell table:style-name="ce2" table:formula="of:=[.D3]/20" office:value-type="float" office:value="0" calcext:value-type="float">
            <text:p>0</text:p>
          </table:table-cell>
          <table:table-cell table:style-name="ce2" table:formula="of:=[.E3]/19" office:value-type="float" office:value="0" calcext:value-type="float">
            <text:p>0</text:p>
          </table:table-cell>
          <table:table-cell table:style-name="ce2" table:formula="of:=[.F3]/18" office:value-type="float" office:value="0" calcext:value-type="float">
            <text:p>0</text:p>
          </table:table-cell>
          <table:table-cell/>
          <table:table-cell table:formula="of:=SUM([.C28])" office:value-type="float" office:value="0" calcext:value-type="float">
            <text:p>0</text:p>
          </table:table-cell>
          <table:table-cell table:style-name="ce39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28:.F28])" office:value-type="float" office:value="394.736842105263" calcext:value-type="float">
            <text:p>394.7368421053</text:p>
          </table:table-cell>
          <table:table-cell office:value-type="string" calcext:value-type="string">
            <text:p>Նաիրա</text:p>
          </table:table-cell>
          <table:table-cell table:style-name="Default" office:value-type="string" calcext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394.736842105263" calcext:value-type="float">
            <text:p>394.7368421053</text:p>
          </table:table-cell>
          <table:table-cell office:value-type="string" calcext:value-type="string">
            <text:p>Թամարա</text:p>
          </table:table-cell>
          <table:table-cell table:style-name="Default" office:value-type="string" calcext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7500" calcext:value-type="float">
            <text:p>750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8"/>
          <table:table-cell table:style-name="Default"/>
          <table:table-cell table:style-name="ce16" office:value-type="float" office:value="10000" calcext:value-type="float">
            <text:p>1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20:17:07.476156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8T20:39:34.484589931</dc:date>
    <meta:editing-duration>P4DT10H1M34S</meta:editing-duration>
    <meta:editing-cycles>1776</meta:editing-cycles>
    <meta:generator>LibreOffice/4.2.6.3$Linux_X86_64 LibreOffice_project/420m0$Build-3</meta:generator>
    <meta:document-statistic meta:table-count="11" meta:cell-count="4267" meta:object-count="0"/>
  </office:meta>
</office:document-meta>
</file>